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13.889cm" svg:x="1cm" svg:y="1.111cm" presentation:class="title" presentation:user-transformed="true">
          <draw:text-box>
            <text:p><text:span text:style-name="T1">Soutenance du Projet 4</text:span><text:span text:style-name="T1"><text:line-break/></text:span><text:span text:style-name="T1"><text:line-break/></text:span><text:span text:style-name="T1">Développeur d'application – Java</text:span><text:span text:style-name="T1"><text:line-break/></text:span><text:span text:style-name="T1"><text:line-break/></text:span><text:span text:style-name="T1">Openclassrooms </text:span>– Janvier 2020<text:line-break/><text:line-break/>Analysez les besoins de votre client pour son groupe de pizzer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La solution techni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ix entre CMS et <text:line-break/>programmation à partir de zér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pécifications fonctionnel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s différents acteurs</text:p>
              </text:list-item>
              <text:list-item>
                <text:p>Les fonctionnalités du système</text:p>
              </text:list-item>
              <text:list-item>
                <text:p>Les règles de gestion fonctionnelles</text:p>
              </text:list-item>
              <text:list-item>
                <text:p>Le cycle de vie des comman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20:37:47.597643424</meta:creation-date>
    <meta:editing-duration>PT13M38S</meta:editing-duration>
    <meta:editing-cycles>4</meta:editing-cycles>
    <meta:generator>LibreOffice/6.0.7.3$Linux_X86_64 LibreOffice_project/00m0$Build-3</meta:generator>
    <dc:title>Blue Curve</dc:title>
    <dc:date>2020-01-08T20:51:26.072171219</dc:date>
    <meta:document-statistic meta:object-count="46"/>
  </office:meta>
</office:document-meta>
</file>